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5c0" officeooo:paragraph-rsid="001bc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on stringfy na string : obj para string </text:p>
      <text:p text:style-name="P1">json parse : string para obje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09:14.705655171</meta:creation-date>
    <dc:date>2021-06-02T17:17:06.569883065</dc:date>
    <meta:editing-duration>PT7M52S</meta:editing-duration>
    <meta:editing-cycles>1</meta:editing-cycles>
    <meta:document-statistic meta:table-count="0" meta:image-count="0" meta:object-count="0" meta:page-count="1" meta:paragraph-count="2" meta:word-count="14" meta:character-count="73" meta:non-whitespace-character-count="60"/>
    <meta:generator>LibreOffice/6.4.7.2$Linux_X86_64 LibreOffice_project/40$Build-2</meta:generator>
  </office:meta>
</office:document-meta>
</file>